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ヒラギノ角ゴ ProN W3" style:font-name-complex="Arial Unicode MS"/>
    </style:style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2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#JSON([1,2])</text:p>
          </table:table-cell>
          <table:table-cell office:value-type="string" calcext:value-type="string">
            <text:p>#JSON([3,4])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#JSON(["a","b"])</text:p>
          </table:table-cell>
          <table:table-cell office:value-type="string" calcext:value-type="string">
            <text:p>#JSON(["c","d"])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 calcext:value-type="string">
            <text:p>history.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</table:table-row>
        <table:table-row table:style-name="ro2">
          <table:table-cell office:value-type="string" calcext:value-type="string">
            <text:p>login_ts</text:p>
          </table:table-cell>
          <table:table-cell table:number-columns-repeated="3" office:value-type="string" calcext:value-type="string">
            <text:p>2012-01-01</text:p>
          </table:table-cell>
        </table:table-row>
        <table:table-row table:style-name="ro4" table:number-rows-repeated="9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arams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2">
          <table:table-cell office:value-type="string">
            <text:p>ins</text:p>
          </table:table-cell>
          <table:table-cell table:number-columns-repeated="1023"/>
        </table:table-row>
        <table:table-row table:style-name="ro2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2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y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2">
          <table:table-cell office:value-type="string">
            <text:p>nam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>
            <text:p>val1</text:p>
          </table:table-cell>
          <table:table-cell office:value-type="string">
            <text:p>#REF(val1, 0)</text:p>
          </table:table-cell>
          <table:table-cell table:number-columns-repeated="1022"/>
        </table:table-row>
        <table:table-row table:style-name="ro2">
          <table:table-cell office:value-type="string">
            <text:p>val2</text:p>
          </table:table-cell>
          <table:table-cell table:style-name="ce3" office:value-type="string">
            <text:p>#REF(val2)</text:p>
          </table:table-cell>
          <table:table-cell table:number-columns-repeated="1022"/>
        </table:table-row>
        <table:table-row table:style-name="ro2">
          <table:table-cell office:value-type="string">
            <text:p>val3</text:p>
          </table:table-cell>
          <table:table-cell office:value-type="string">
            <text:p>#JSON([])</text:p>
          </table:table-cell>
          <table:table-cell table:number-columns-repeated="1022"/>
        </table:table-row>
        <table:table-row table:style-name="ro2">
          <table:table-cell office:value-type="string">
            <text:p>val4</text:p>
          </table:table-cell>
          <table:table-cell office:value-type="string">
            <text:p>#NULL</text:p>
          </table:table-cell>
          <table:table-cell table:number-columns-repeated="1022"/>
        </table:table-row>
        <table:table-row table:style-name="ro2">
          <table:table-cell office:value-type="string">
            <text:p>val5</text:p>
          </table:table-cell>
          <table:table-cell office:value-type="string">
            <text:p>#JSON({"a": [1,2,3]})</text:p>
          </table:table-cell>
          <table:table-cell table:number-columns-repeated="1022"/>
        </table:table-row>
        <table:table-row table:style-name="ro2">
          <table:table-cell office:value-type="string">
            <text:p>val6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2">
          <table:table-cell office:value-type="string">
            <text:p>val7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>
            <text:p>val8</text:p>
          </table:table-cell>
          <table:table-cell office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nmatch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name</text:p>
          </table:table-cell>
          <table:table-cell office:value-type="string">
            <text:p>aaa</text:p>
          </table:table-cell>
          <table:table-cell table:number-columns-repeated="1022"/>
        </table:table-row>
        <table:table-row table:style-name="ro2">
          <table:table-cell office:value-type="string">
            <text:p>val</text:p>
          </table:table-cell>
          <table:table-cell office:value-type="string">
            <text:p>12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1</text:p>
          </table:table-cell>
          <table:table-cell table:number-columns-repeated="1023"/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2">
          <table:table-cell office:value-type="string">
            <text:p>t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2">
          <table:table-cell office:value-type="string">
            <text:p>f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>
            <text:p>a</text:p>
          </table:table-cell>
          <table:table-cell office:value-type="string">
            <text:p>#REF(val2_1, 0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2_1</text:p>
          </table:table-cell>
          <table:table-cell table:number-columns-repeated="1023"/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>
            <text:p>val2</text:p>
          </table:table-cell>
          <table:table-cell office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>
            <text:p>val3</text:p>
          </table:table-cell>
          <table:table-cell office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ut_count</text:p>
          </table:table-cell>
          <table:table-cell table:number-columns-repeated="1023"/>
        </table:table-row>
        <table:table-row table:style-name="ro2">
          <table:table-cell office:value-type="string">
            <text:p>l</text:p>
          </table:table-cell>
          <table:table-cell office:value-type="string">
            <text:p>#REF(output_count_li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utput_count_list</text:p>
          </table:table-cell>
          <table:table-cell table:number-columns-repeated="1023"/>
        </table:table-row>
        <table:table-row table:style-name="ro2">
          <table:table-cell office:value-type="string">
            <text:p>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ptions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2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w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office:value-type="string">
            <text:p>#NOW</text:p>
          </table:table-cell>
          <table:table-cell table:number-columns-repeated="1022"/>
        </table:table-row>
        <table:table-row table:style-name="ro2">
          <table:table-cell office:value-type="string">
            <text:p>val2</text:p>
          </table:table-cell>
          <table:table-cell office:value-type="string">
            <text:p>#NOW(-86400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ut_options</text:p>
          </table:table-cell>
          <table:table-cell office:value-type="string">
            <text:p>val1</text:p>
          </table:table-cell>
          <table:table-cell office:value-type="string">
            <text:p>val2</text:p>
          </table:table-cell>
          <table:table-cell table:number-columns-repeated="1021"/>
        </table:table-row>
        <table:table-row table:style-name="ro2">
          <table:table-cell office:value-type="string">
            <text:p>val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val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val3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ut_options2</text:p>
          </table:table-cell>
          <table:table-cell office:value-type="string">
            <text:p>val1</text:p>
          </table:table-cell>
          <table:table-cell office:value-type="string">
            <text:p>val2</text:p>
          </table:table-cell>
          <table:table-cell office:value-type="string">
            <text:p>val3</text:p>
          </table:table-cell>
          <table:table-cell table:number-columns-repeated="1020"/>
        </table:table-row>
        <table:table-row table:style-name="ro2">
          <table:table-cell office:value-type="string">
            <text:p>val1</text:p>
          </table:table-cell>
          <table:table-cell table:number-columns-repeated="4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val2</text:p>
          </table:table-cell>
          <table:table-cell table:number-columns-repeated="4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val3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utput_order</text:p>
          </table:table-cell>
          <table:table-cell table:number-columns-repeated="1023"/>
        </table:table-row>
        <table:table-row table:style-name="ro2">
          <table:table-cell office:value-type="string">
            <text:p>val1</text:p>
          </table:table-cell>
          <table:table-cell table:number-columns-repeated="4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val2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istory.t_us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4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table table:name="post4" table:style-name="ta1">
        <table:table-column table:style-name="co1" table:number-columns-repeated="4" table:default-cell-style-name="ce1"/>
        <table:table-row table:style-name="ro2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c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Default" table:number-columns-repeated="4"/>
        </table:table-row>
        <table:table-row table:style-name="ro2" table:number-rows-repeated="4">
          <table:table-cell table:number-columns-repeated="4"/>
        </table:table-row>
        <table:table-row table:style-name="ro4" table:number-rows-repeated="9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2014/02/19</text:date>, <text:time>07:46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4-02-19T07:46:58</dc:date>
    <meta:editing-duration>PT5H39M58S</meta:editing-duration>
    <meta:editing-cycles>76</meta:editing-cycles>
    <meta:generator>OpenOffice/4.0.1$Unix OpenOffice.org_project/401m5$Build-9714</meta:generator>
    <meta:document-statistic meta:table-count="7" meta:cell-count="324" meta:object-count="0"/>
  </office:meta>
</office:document-meta>
</file>